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B6000003E8010B5EB6C411865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Montserrat1" svg:font-family="Montserrat" style:font-adornments="ExtraBold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28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99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text-properties fo:color="#ff0000" loext:opacity="100%" style:text-outline="false"/>
    </style:style>
    <style:style style:name="P4" style:family="paragraph">
      <loext:graphic-properties draw:fill="none" draw:fill-color="#ffffff"/>
      <style:text-properties fo:color="#ff0000" loext:opacity="100%" loext:color-lum-mod="100%" loext:color-lum-off="0%" style:text-outline="false"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 style:text-outline="fals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25.399cm" svg:x="0cm" svg:y="0cm">
          <draw:image xlink:href="Pictures/10000001000003B6000003E8010B5EB6C4118657.png" xlink:type="simple" xlink:show="embed" xlink:actuate="onLoad" draw:mime-type="image/png">
            <text:p/>
          </draw:image>
        </draw:frame>
        <draw:frame draw:style-name="gr2" draw:text-style-name="P1" draw:layer="layout" svg:width="24.13cm" svg:height="5.201cm" svg:x="0cm" svg:y="25.399cm">
          <draw:image xlink:href="Pictures/10000001000003B6000003E8010B5EB6C4118657.png" xlink:type="simple" xlink:show="embed" xlink:actuate="onLoad" draw:mime-type="image/png">
            <text:p/>
          </draw:image>
        </draw:frame>
        <draw:frame draw:style-name="gr3" draw:text-style-name="P2" draw:layer="layout" svg:width="20.32cm" svg:height="6.449cm" svg:x="1.905cm" svg:y="23.736cm">
          <draw:text-box>
            <text:p><text:span text:style-name="T1">COLORADO BATTLETECH</text:span></text:p>
          </draw:text-box>
        </draw:frame>
        <draw:frame draw:style-name="gr3" draw:text-style-name="P2" draw:layer="layout" svg:width="20.32cm" svg:height="6.449cm" svg:x="1.905cm" svg:y="23.735cm">
          <draw:text-box>
            <text:p><text:span text:style-name="T1">COLORADO BATTLETECH</text:span></text:p>
          </draw:text-box>
        </draw:frame>
        <draw:frame draw:style-name="gr3" draw:text-style-name="P4" draw:layer="layout" svg:width="20.32cm" svg:height="6.449cm" svg:x="1.905cm" svg:y="23.736cm">
          <draw:text-box>
            <text:p text:style-name="P3"><text:span text:style-name="T2">COLORADO BATTLETECH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Montserrat1" svg:font-family="Montserrat" style:font-adornments="ExtraBold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text-transform="uppercase" fo:color="#000000" loext:opacity="100%" loext:color-lum-mod="100%" loext:color-lum-off="0%" style:text-outline="true" style:text-line-through-style="none" style:text-line-through-type="none" style:font-name="Montserrat1" fo:font-family="Montserrat" style:font-style-name="ExtraBold" style:font-pitch="variable" fo:font-size="72pt" fo:font-style="normal" fo:text-shadow="none" style:text-underline-style="none" fo:font-weight="80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6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1.9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74cm" fo:margin-bottom="0cm" fo:text-indent="0cm"/>
      <style:text-properties fo:font-size="54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8cm" fo:margin-bottom="0cm" fo:text-indent="0cm"/>
      <style:text-properties fo:font-size="4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6cm" fo:margin-bottom="0cm" fo:text-indent="0cm"/>
      <style:text-properties fo:font-size="3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5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13cm" fo:page-height="30.4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78cm" svg:height="7.047cm" svg:x="2.858cm" svg:y="2.397cm"/>
      <draw:page-thumbnail draw:layer="backgroundobjects" svg:width="5.578cm" svg:height="7.047cm" svg:x="2.858cm" svg:y="10.445cm"/>
      <draw:page-thumbnail draw:layer="backgroundobjects" svg:width="5.578cm" svg:height="7.047cm" svg:x="2.858cm" svg:y="18.493cm"/>
      <draw:page-thumbnail draw:layer="backgroundobjects" svg:width="5.578cm" svg:height="7.047cm" svg:x="13.153cm" svg:y="2.397cm"/>
      <draw:page-thumbnail draw:layer="backgroundobjects" svg:width="5.578cm" svg:height="7.047cm" svg:x="13.153cm" svg:y="10.445cm"/>
      <draw:page-thumbnail draw:layer="backgroundobjects" svg:width="5.578cm" svg:height="7.047cm" svg:x="13.153cm" svg:y="18.493cm"/>
    </style:handout-master>
    <style:master-page style:name="Default" style:page-layout-name="PM1" draw:style-name="Mdp1">
      <draw:frame presentation:style-name="Default-title" draw:layer="backgroundobjects" svg:width="21.716cm" svg:height="5.088cm" svg:x="1.206cm" svg:y="1.215cm" presentation:class="title" presentation:placeholder="true">
        <draw:text-box/>
      </draw:frame>
      <draw:frame presentation:style-name="Default-outline1" draw:layer="backgroundobjects" svg:width="21.716cm" svg:height="17.676cm" svg:x="1.206cm" svg:y="7.131cm" presentation:class="outline" presentation:placeholder="true">
        <draw:text-box/>
      </draw:frame>
      <draw:frame presentation:style-name="Mpr1" draw:text-style-name="MP2" draw:layer="backgroundobjects" svg:width="5.621cm" svg:height="2.1cm" svg:x="1.206cm" svg:y="27.7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48cm" svg:height="2.1cm" svg:x="8.252cm" svg:y="27.76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621cm" svg:height="2.1cm" svg:x="17.301cm" svg:y="27.76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1:45:25.358205509</meta:creation-date>
    <dc:date>2023-12-05T13:22:33.699549858</dc:date>
    <meta:editing-duration>PT1H37M3S</meta:editing-duration>
    <meta:editing-cycles>2</meta:editing-cycles>
    <meta:generator>LibreOffice/7.5.8.2$Linux_X86_64 LibreOffice_project/50$Build-2</meta:generator>
    <meta:document-statistic meta:object-count="28"/>
  </office:meta>
</office:document-meta>
</file>